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rt_of_speech</text:p>
          </table:table-cell>
          <table:table-cell table:style-name="ce4" office:value-type="string">
            <text:p>count(part_of_speech) *</text:p>
          </table:table-cell>
          <table:table-cell table:style-name="ce4" office:value-type="string">
            <text:p>by word **</text:p>
          </table:table-cell>
          <table:table-cell table:style-name="ce4" office:value-type="string">
            <text:p>estimated</text:p>
          </table:table-cell>
          <table:table-cell table:style-name="ce4" office:value-type="string">
            <text:p>actuals***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>
            <text:p>ADJ</text:p>
          </table:table-cell>
          <table:table-cell table:style-name="ce5" office:value-type="float" office:value="9158">
            <text:p>9 158</text:p>
          </table:table-cell>
          <table:table-cell table:style-name="ce5" office:value-type="float" office:value="36">
            <text:p>36</text:p>
          </table:table-cell>
          <table:table-cell table:style-name="ce5" table:formula="of:=[.B2]*[.C2]" office:value-type="float" office:value="329688">
            <text:p>329 688</text:p>
          </table:table-cell>
          <table:table-cell table:style-name="ce5" office:value-type="float" office:value="306053">
            <text:p>306 05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V</text:p>
          </table:table-cell>
          <table:table-cell table:style-name="ce5" office:value-type="float" office:value="2204">
            <text:p>2 204</text:p>
          </table:table-cell>
          <table:table-cell table:style-name="ce5" office:value-type="float" office:value="1">
            <text:p>1</text:p>
          </table:table-cell>
          <table:table-cell table:style-name="ce5" table:formula="of:=[.B3]*[.C3]" office:value-type="float" office:value="2204">
            <text:p>2 204</text:p>
          </table:table-cell>
          <table:table-cell table:style-name="ce5" office:value-type="float" office:value="2974">
            <text:p>2 97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J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5" table:formula="of:=[.B4]*[.C4]" office:value-type="float" office:value="102">
            <text:p>102</text:p>
          </table:table-cell>
          <table:table-cell table:style-name="ce5"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J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table:formula="of:=[.B5]*[.C5]" office:value-type="float" office:value="106">
            <text:p>106</text:p>
          </table:table-cell>
          <table:table-cell table:style-name="ce5" office:value-type="float" office:value="106">
            <text:p>1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</text:p>
          </table:table-cell>
          <table:table-cell table:style-name="ce5" office:value-type="float" office:value="19622">
            <text:p>19 622</text:p>
          </table:table-cell>
          <table:table-cell table:style-name="ce5" office:value-type="float" office:value="20">
            <text:p>20</text:p>
          </table:table-cell>
          <table:table-cell table:style-name="ce5" table:formula="of:=[.B6]*[.C6]" office:value-type="float" office:value="392440">
            <text:p>392 440</text:p>
          </table:table-cell>
          <table:table-cell table:style-name="ce5" office:value-type="float" office:value="382143">
            <text:p>382 1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36">
            <text:p>36</text:p>
          </table:table-cell>
          <table:table-cell table:style-name="ce5" table:formula="of:=[.B7]*[.C7]" office:value-type="float" office:value="4572">
            <text:p>4 572</text:p>
          </table:table-cell>
          <table:table-cell table:style-name="ce5" office:value-type="float" office:value="4802">
            <text:p>4 80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ACK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table:formula="of:=[.B8]*[.C8]" office:value-type="float" office:value="2628">
            <text:p>2 6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PREP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table:formula="of:=[.B9]*[.C9]" office:value-type="float" office:value="93">
            <text:p>93</text:p>
          </table:table-cell>
          <table:table-cell table:style-name="ce5" office:value-type="float" office:value="93">
            <text:p>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N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7">
            <text:p>27</text:p>
          </table:table-cell>
          <table:table-cell table:style-name="ce5" table:formula="of:=[.B10]*[.C10]" office:value-type="float" office:value="1647">
            <text:p>1 647</text:p>
          </table:table-cell>
          <table:table-cell table:style-name="ce5" office:value-type="float" office:value="1087">
            <text:p>1 08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V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108">
            <text:p>108</text:p>
          </table:table-cell>
          <table:table-cell table:style-name="ce5" table:formula="of:=[.B11]*[.C11]" office:value-type="float" office:value="841428">
            <text:p>841 4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VPAR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90">
            <text:p>90</text:p>
          </table:table-cell>
          <table:table-cell table:style-name="ce5" table:formula="of:=[.B12]*[.C12]" office:value-type="float" office:value="701190">
            <text:p>701 19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2:.B12])" office:value-type="float" office:value="47128">
            <text:p>47 128</text:p>
          </table:table-cell>
          <table:table-cell table:style-name="ce4"/>
          <table:table-cell table:style-name="ce4" table:formula="of:=SUM([.D2:.D12])" office:value-type="float" office:value="2276098">
            <text:p>2 276 098</text:p>
          </table:table-cell>
          <table:table-cell table:style-name="ce4" table:formula="of:=SUM([.E2:.E12])" office:value-type="float" office:value="697360">
            <text:p>697 360</text:p>
          </table:table-cell>
          <table:table-cell table:style-name="ce7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* SELECT part_of_speech, count(part_of_speech) FROM "dictionary" group by part_of_speech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>
            <text:p>** this is a rough count based on inflects.lat</text:p>
          </table:table-cell>
          <table:table-cell table:number-columns-repeated="102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3">
          <table:table-cell office:value-type="string">
            <text:p>***</text:p>
            <text:p>SELECT dictionary.part_of_speech, count(dictionary.part_of_speech) </text:p>
            <text:p>FROM "word"</text:p>
            <text:p>JOIN dictionary ON dictionary.id = word.entry_id</text:p>
            <text:p>GROUP BY part_of_speech</text:p>
          </table:table-cell>
          <table:table-cell table:number-columns-repeated="1023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23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46:31</meta:creation-date>
    <dc:date>2015-08-11T23:02:37.78</dc:date>
    <meta:editing-duration>P1DT8H45M43S</meta:editing-duration>
    <meta:editing-cycles>7</meta:editing-cycles>
    <meta:generator>OpenOffice/4.1.1$Win32 OpenOffice.org_project/411m6$Build-9775</meta:generator>
    <meta:document-statistic meta:table-count="3" meta:cell-count="64" meta:object-count="0"/>
  </office:meta>
</office:document-meta>
</file>